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2"/>
    <style:style style:name="ce3" style:family="table-cell" style:parent-style-name="Default" style:data-style-name="N120"/>
    <style:style style:name="ce4" style:family="table-cell" style:parent-style-name="Default" style:data-style-name="N1"/>
    <style:style style:name="ce5" style:family="table-cell" style:parent-style-name="Default" style:data-style-name="N1">
      <style:text-properties fo:font-style="italic" style:font-style-asian="italic" style:font-style-complex="italic"/>
    </style:style>
    <style:style style:name="ce6" style:family="table-cell" style:parent-style-name="Default" style:data-style-name="N2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ompaction" table:style-name="ta1">
        <table:shapes>
          <draw:frame draw:z-index="0" draw:style-name="gr1" draw:text-style-name="P1" svg:width="7.5323in" svg:height="5.2417in" svg:x="2.7063in" svg:y="0.0394in">
            <draw:object draw:notify-on-update-of-ranges="Compaction.A1:Compaction.A1 Compaction.A2:Compaction.A7 Compaction.B1:Compaction.B1 Compaction.B2:Compaction.B7 Compaction.A1:Compaction.A1 Compaction.A2:Compaction.A7 Compaction.C1:Compaction.C1 Compaction.C2:Compaction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Path Depth</text:p>
          </table:table-cell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.2" calcext:value-type="float">
            <text:p>33.20</text:p>
          </table:table-cell>
          <table:table-cell office:value-type="float" office:value="49.86" calcext:value-type="float">
            <text:p>49.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6.54" calcext:value-type="float">
            <text:p>66.54</text:p>
          </table:table-cell>
          <table:table-cell office:value-type="float" office:value="83.2" calcext:value-type="float">
            <text:p>83.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6.55" calcext:value-type="float">
            <text:p>116.55</text:p>
          </table:table-cell>
          <table:table-cell office:value-type="float" office:value="116.56" calcext:value-type="float">
            <text:p>116.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6.54" calcext:value-type="float">
            <text:p>216.54</text:p>
          </table:table-cell>
          <table:table-cell office:value-type="float" office:value="133.2" calcext:value-type="float">
            <text:p>133.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float" office:value="327.1" calcext:value-type="float">
            <text:p>327.1</text:p>
          </table:table-cell>
          <table:table-cell office:value-type="float" office:value="149.9" calcext:value-type="float">
            <text:p>149.9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4" office:value-type="float" office:value="418" calcext:value-type="float">
            <text:p>418</text:p>
          </table:table-cell>
          <table:table-cell office:value-type="float" office:value="183.22" calcext:value-type="float">
            <text:p>183.22</text:p>
          </table:table-cell>
        </table:table-row>
        <table:table-row table:style-name="ro1">
          <table:table-cell table:style-name="ce1" office:value-type="float" office:value="1024" calcext:value-type="float">
            <text:p>1024</text:p>
          </table:table-cell>
          <table:table-cell table:style-name="ce5" office:value-type="float" office:value="660" calcext:value-type="float">
            <text:p>660</text:p>
          </table:table-cell>
          <table:table-cell table:style-name="ce6" office:value-type="float" office:value="300.23" calcext:value-type="float">
            <text:p>300.23</text:p>
          </table:table-cell>
        </table:table-row>
      </table:table>
      <table:table table:name="Block Sizes" table:style-name="ta1">
        <table:shapes>
          <draw:frame draw:z-index="0" draw:style-name="gr1" draw:text-style-name="P1" svg:width="7.0453in" svg:height="4.8339in" svg:x="2.1717in" svg:y="0.0394in">
            <draw:object draw:notify-on-update-of-ranges="'Block Sizes'.A1:'Block Sizes'.A1 'Block Sizes'.A2:'Block Sizes'.A12 'Block Sizes'.B1:'Block Sizes'.B1 'Block Sizes'.B2:'Block Sizes'.B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lock 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9.9" calcext:value-type="float">
            <text:p>399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16.5" calcext:value-type="float">
            <text:p>416.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6.5" calcext:value-type="float">
            <text:p>316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9.3" calcext:value-type="float">
            <text:p>349.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99.9" calcext:value-type="float">
            <text:p>299.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6.5" calcext:value-type="float">
            <text:p>266.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1.3" calcext:value-type="float">
            <text:p>27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2T11:22:27.053125980</meta:creation-date>
    <dc:date>2014-10-12T12:13:01.757934251</dc:date>
    <meta:editing-duration>PT35M24S</meta:editing-duration>
    <meta:editing-cycles>3</meta:editing-cycles>
    <meta:generator>LibreOffice/4.3.2.2.0$Linux_X86_64 LibreOffice_project/430m0$Build-2</meta:generator>
    <meta:document-statistic meta:table-count="2" meta:cell-count="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display-label="true" chart:logarithmic="false" chart:minimum="1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133cm" svg:height="13.315cm" xlink:href=".." xlink:type="simple" chart:class="chart:scatter" chart:style-name="ch1">
        <chart:title svg:x="3.569cm" svg:y="0.402cm" chart:style-name="ch2">
          <text:p>Stream Compaction Optimization Performance by Path Depth</text:p>
        </chart:title>
        <chart:legend chart:legend-position="end" svg:x="16.81cm" svg:y="6.109cm" style:legend-expansion="high" chart:style-name="ch3"/>
        <chart:plot-area chart:style-name="ch4" table:cell-range-address="Compaction.A1:Compaction.C7" chart:data-source-has-labels="row" svg:x="1.393cm" svg:y="1.447cm" svg:width="15.035cm" svg:height="10.621cm">
          <chartooo:coordinate-region svg:x="2.676cm" svg:y="1.646cm" svg:width="13.472cm" svg:height="9.775cm"/>
          <chart:axis chart:dimension="x" chart:name="primary-x" chart:style-name="ch5">
            <chart:title svg:x="8.046cm" svg:y="12.334cm" chart:style-name="ch6">
              <text:p>Path Depth</text:p>
            </chart:title>
            <chart:grid chart:style-name="ch7" chart:class="major"/>
          </chart:axis>
          <chart:axis chart:dimension="y" chart:name="primary-y" chart:style-name="ch8">
            <chart:title svg:x="0.451cm" svg:y="9.592cm" chart:style-name="ch9">
              <text:p>Mean rendering time per iteration (ms)</text:p>
            </chart:title>
            <chart:grid chart:style-name="ch7" chart:class="major"/>
          </chart:axis>
          <chart:series chart:style-name="ch10" chart:values-cell-range-address="Compaction.B2:Compaction.B7" chart:label-cell-address="Compaction.B1:Compaction.B1" chart:class="chart:scatter">
            <chart:domain table:cell-range-address="Compaction.A2:Compaction.A7"/>
            <chart:data-point chart:repeated="6"/>
          </chart:series>
          <chart:series chart:style-name="ch11" chart:values-cell-range-address="Compaction.C2:Compaction.C7" chart:label-cell-address="Compaction.C1:Compaction.C1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fore</text:p>
                <draw:g>
                  <svg:desc>Compaction.B1:Compaction.B1</svg:desc>
                </draw:g>
              </table:table-cell>
              <table:table-cell office:value-type="string">
                <text:p>After</text:p>
                <draw:g>
                  <svg:desc>Compaction.C1:Compact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ompaction.A2:Compaction.A7</svg:desc>
                </draw:g>
              </table:table-cell>
              <table:table-cell office:value-type="float" office:value="33.2">
                <text:p>33.2</text:p>
                <draw:g>
                  <svg:desc>Compaction.B2:Compaction.B7</svg:desc>
                </draw:g>
              </table:table-cell>
              <table:table-cell office:value-type="float" office:value="49.86">
                <text:p>49.86</text:p>
                <draw:g>
                  <svg:desc>Compaction.C2:Compaction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6.54">
                <text:p>66.54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16.55">
                <text:p>116.55</text:p>
              </table:table-cell>
              <table:table-cell office:value-type="float" office:value="116.56">
                <text:p>11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16.54">
                <text:p>216.54</text:p>
              </table:table-cell>
              <table:table-cell office:value-type="float" office:value="133.2">
                <text:p>133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327.1">
                <text:p>327.1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6">
                <text:p>256</text:p>
              </table:table-cell>
              <table:table-cell office:value-type="float" office:value="418">
                <text:p>418</text:p>
              </table:table-cell>
              <table:table-cell office:value-type="float" office:value="183.22">
                <text:p>183.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inimum="0" chart:maximum="512" chart:interval-major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50" chart:maximum="45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5cm" chart:symbol-height="0.15cm" chart:link-data-style-to-source="true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96cm" svg:height="12.279cm" xlink:href=".." xlink:type="simple" chart:class="chart:scatter" chart:style-name="ch1">
        <chart:title svg:x="4.526cm" svg:y="0.381cm" chart:style-name="ch2">
          <text:p>Performance by number of threads per block</text:p>
        </chart:title>
        <chart:plot-area chart:style-name="ch3" table:cell-range-address="'Block Sizes'.A1:'Block Sizes'.B12" chart:data-source-has-labels="row" svg:x="1.368cm" svg:y="1.405cm" svg:width="16.171cm" svg:height="9.648cm">
          <chartooo:coordinate-region svg:x="2.175cm" svg:y="1.604cm" svg:width="15.084cm" svg:height="8.802cm"/>
          <chart:axis chart:dimension="x" chart:name="primary-x" chart:style-name="ch4">
            <chart:title svg:x="8.086cm" svg:y="11.298cm" chart:style-name="ch5">
              <text:p>Threads per block</text:p>
            </chart:title>
          </chart:axis>
          <chart:axis chart:dimension="y" chart:name="primary-y" chart:style-name="ch6">
            <chart:title svg:x="0.451cm" svg:y="9.064cm" chart:style-name="ch7">
              <text:p>Mean rendering time per iteration (ms)</text:p>
            </chart:title>
            <chart:grid chart:style-name="ch8" chart:class="major"/>
          </chart:axis>
          <chart:series chart:style-name="ch9" chart:values-cell-range-address="'Block Sizes'.B2:'Block Sizes'.B12" chart:label-cell-address="'Block Sizes'.B1:'Block Sizes'.B1" chart:class="chart:scatter">
            <chart:domain table:cell-range-address="'Block Sizes'.A2:'Block Sizes'.A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'Block Sizes'.B1:'Block Siz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Block Sizes'.A2:'Block Sizes'.A12</svg:desc>
                </draw:g>
              </table:table-cell>
              <table:table-cell office:value-type="float" office:value="399.9">
                <text:p>399.9</text:p>
                <draw:g>
                  <svg:desc>'Block Sizes'.B2:'Block Sizes'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">
                <text:p>33</text:p>
              </table:table-cell>
              <table:table-cell office:value-type="float" office:value="416.5">
                <text:p>41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316.5">
                <text:p>316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349.3">
                <text:p>34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99.9">
                <text:p>299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8">
                <text:p>128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6">
                <text:p>256</text:p>
              </table:table-cell>
              <table:table-cell office:value-type="float" office:value="266.5">
                <text:p>26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2">
                <text:p>512</text:p>
              </table:table-cell>
              <table:table-cell office:value-type="float" office:value="271.3">
                <text:p>271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